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4f111" officeooo:paragraph-rsid="0004f111"/>
    </style:style>
    <style:style style:name="P2" style:family="paragraph" style:parent-style-name="Preformatted_20_Text">
      <style:text-properties fo:font-size="12pt" fo:font-weight="bold" officeooo:rsid="0004f111" officeooo:paragraph-rsid="0004f111" style:font-size-asian="12pt" style:font-weight-asian="bold" style:font-size-complex="12pt" style:font-weight-complex="bold"/>
    </style:style>
    <style:style style:name="P3" style:family="paragraph" style:parent-style-name="Preformatted_20_Text">
      <style:text-properties fo:font-size="12pt" officeooo:rsid="0004f111" officeooo:paragraph-rsid="0004f111" style:font-size-asian="12pt" style:font-size-complex="12pt"/>
    </style:style>
    <style:style style:name="P4" style:family="paragraph" style:parent-style-name="Preformatted_20_Text">
      <style:paragraph-properties fo:text-align="center" style:justify-single-word="false"/>
      <style:text-properties fo:font-size="18pt" fo:font-weight="bold" officeooo:rsid="00054ade" officeooo:paragraph-rsid="00054ade" style:font-size-asian="12pt" style:font-weight-asian="bold" style:font-size-complex="12pt" style:font-weight-complex="bold"/>
    </style:style>
    <style:style style:name="P5" style:family="paragraph" style:parent-style-name="Preformatted_20_Text">
      <style:text-properties fo:font-size="12pt" fo:font-style="italic" style:text-underline-style="none" officeooo:rsid="0006b1a2" officeooo:paragraph-rsid="0006b1a2" style:font-size-asian="12pt" style:font-style-asian="italic" style:font-size-complex="12pt" style:font-style-complex="italic"/>
    </style:style>
    <style:style style:name="P6" style:family="paragraph" style:parent-style-name="Preformatted_20_Text">
      <style:text-properties fo:font-size="12pt" fo:font-style="italic" officeooo:rsid="00073cfb" officeooo:paragraph-rsid="00073cfb" style:font-size-asian="12pt" style:font-style-asian="italic" style:font-size-complex="12pt" style:font-style-complex="italic"/>
    </style:style>
    <style:style style:name="P7" style:family="paragraph" style:parent-style-name="Preformatted_20_Text">
      <style:text-properties fo:font-size="12pt" fo:font-style="normal" officeooo:rsid="00073cfb" officeooo:paragraph-rsid="00073cfb" style:font-size-asian="12pt" style:font-style-asian="normal" style:font-size-complex="12pt" style:font-style-complex="normal"/>
    </style:style>
    <style:style style:name="P8" style:family="paragraph" style:parent-style-name="Preformatted_20_Text">
      <style:text-properties fo:font-size="12pt" fo:font-style="normal" officeooo:rsid="00073cfb" officeooo:paragraph-rsid="000932bb" style:font-size-asian="12pt" style:font-style-asian="normal" style:font-size-complex="12pt" style:font-style-complex="normal"/>
    </style:style>
    <style:style style:name="P9" style:family="paragraph" style:parent-style-name="Preformatted_20_Text">
      <style:paragraph-properties fo:text-align="justify" style:justify-single-word="false"/>
      <style:text-properties fo:font-size="12pt" fo:font-style="normal" officeooo:rsid="00073cfb" officeooo:paragraph-rsid="00073cfb" style:font-size-asian="12pt" style:font-style-asian="normal" style:font-size-complex="12pt" style:font-style-complex="normal"/>
    </style:style>
    <style:style style:name="P10" style:family="paragraph" style:parent-style-name="Preformatted_20_Text">
      <style:paragraph-properties fo:text-align="justify" style:justify-single-word="false"/>
      <style:text-properties fo:font-size="12pt" fo:font-style="normal" officeooo:rsid="00073cfb" officeooo:paragraph-rsid="000932bb" style:font-size-asian="12pt" style:font-style-asian="normal" style:font-size-complex="12pt" style:font-style-complex="normal"/>
    </style:style>
    <style:style style:name="P11" style:family="paragraph" style:parent-style-name="Preformatted_20_Text">
      <style:text-properties fo:font-size="12pt" fo:font-style="normal" officeooo:rsid="000932bb" officeooo:paragraph-rsid="000932bb" style:font-size-asian="12pt" style:font-style-asian="normal" style:font-size-complex="12pt" style:font-style-complex="normal"/>
    </style:style>
    <style:style style:name="P12" style:family="paragraph" style:parent-style-name="Preformatted_20_Text">
      <style:paragraph-properties fo:text-align="justify" style:justify-single-word="false"/>
      <style:text-properties fo:font-size="12pt" fo:font-style="normal" officeooo:rsid="000932bb" officeooo:paragraph-rsid="000932bb" style:font-size-asian="12pt" style:font-style-asian="normal" style:font-size-complex="12pt" style:font-style-complex="normal"/>
    </style:style>
    <style:style style:name="P13" style:family="paragraph" style:parent-style-name="Preformatted_20_Text">
      <style:text-properties fo:font-size="12pt" officeooo:rsid="0004f111" officeooo:paragraph-rsid="00071f6e" style:font-size-asian="12pt" style:font-size-complex="12pt"/>
    </style:style>
    <style:style style:name="P14" style:family="paragraph" style:parent-style-name="Preformatted_20_Text">
      <style:paragraph-properties fo:text-align="justify" style:justify-single-word="false"/>
      <style:text-properties fo:font-size="12pt" officeooo:rsid="0004f111" officeooo:paragraph-rsid="0004f111" style:font-size-asian="12pt" style:font-size-complex="12pt"/>
    </style:style>
    <style:style style:name="P15" style:family="paragraph" style:parent-style-name="Preformatted_20_Text">
      <style:text-properties fo:font-size="12pt" officeooo:rsid="00073cfb" officeooo:paragraph-rsid="00073cfb" style:font-size-asian="12pt" style:font-size-complex="12pt"/>
    </style:style>
    <style:style style:name="P16" style:family="paragraph" style:parent-style-name="Preformatted_20_Text">
      <style:paragraph-properties fo:text-align="justify" style:justify-single-word="false"/>
      <style:text-properties fo:font-size="12pt" officeooo:rsid="00073cfb" officeooo:paragraph-rsid="00073cfb" style:font-size-asian="12pt" style:font-size-complex="12pt"/>
    </style:style>
    <style:style style:name="P17" style:family="paragraph" style:parent-style-name="Preformatted_20_Text">
      <style:text-properties fo:font-size="12pt" fo:font-weight="bold" officeooo:rsid="000932bb" officeooo:paragraph-rsid="000932bb" style:font-size-asian="12pt" style:font-weight-asian="bold" style:font-size-complex="12pt" style:font-weight-complex="bold"/>
    </style:style>
    <style:style style:name="P18" style:family="paragraph" style:parent-style-name="Preformatted_20_Text">
      <style:paragraph-properties fo:text-align="justify" style:justify-single-word="false"/>
      <style:text-properties fo:font-size="12pt" fo:font-weight="normal" officeooo:rsid="000932bb" officeooo:paragraph-rsid="000932bb" style:font-size-asian="12pt" style:font-weight-asian="normal" style:font-size-complex="12pt" style:font-weight-complex="normal"/>
    </style:style>
    <style:style style:name="T1" style:family="text">
      <style:text-properties officeooo:rsid="00054ade"/>
    </style:style>
    <style:style style:name="T2" style:family="text">
      <style:text-properties fo:font-weight="bold" style:font-weight-asian="bold" style:font-weight-complex="bold"/>
    </style:style>
    <style:style style:name="T3" style:family="text">
      <style:text-properties fo:font-weight="bold" officeooo:rsid="000932bb" style:font-weight-asian="bold" style:font-weight-complex="bold"/>
    </style:style>
    <style:style style:name="T4" style:family="text">
      <style:text-properties officeooo:rsid="00071f6e"/>
    </style:style>
    <style:style style:name="T5" style:family="text">
      <style:text-properties officeooo:rsid="00073cfb"/>
    </style:style>
    <style:style style:name="T6" style:family="text">
      <style:text-properties officeooo:rsid="000932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th service</text:p>
      <text:p text:style-name="P3"/>
      <text:p text:style-name="P3"/>
      <text:p text:style-name="P2">Objective:</text:p>
      <text:p text:style-name="P14">To move the robot within the maze from the start point to the upper left corner <text:span text:style-name="T1">by specifying the poses in my_path_client, send it to my_path_service, and communicate with the stdr_simulator to perform the requested actions</text:span></text:p>
      <text:p text:style-name="P3"/>
      <text:p text:style-name="P3"><text:span text:style-name="T2">Process </text:span><text:span text:style-name="T3">and Codes</text:span>:</text:p>
      <text:p text:style-name="P5">my_path_client:</text:p>
      <text:p text:style-name="P14">In<text:span text:style-name="T4">side my_path_service code</text:span>, a series of <text:span text:style-name="T4">poses</text:span> <text:span text:style-name="T4">are</text:span> <text:span text:style-name="T4">specified</text:span>. <text:span text:style-name="T4">T</text:span>he commands are ordered as follows:</text:p>
      <text:p text:style-name="P3"/>
      <text:p text:style-name="P3">1- <text:span text:style-name="T4">First pose is (x,y,z)=(3,0,0)</text:span></text:p>
      <text:p text:style-name="P3">2- Rotate <text:span text:style-name="T4">90</text:span> degrees counterclockwise <text:span text:style-name="T4">and change y to 3</text:span>. </text:p>
      <text:p text:style-name="P3">4- <text:span text:style-name="T4">Change desired angle to 0.00 and x to 7</text:span></text:p>
      <text:p text:style-name="P13"><text:span text:style-name="T5">5</text:span>- <text:span text:style-name="T4">Change desired angle to 1.57 and y to 5</text:span></text:p>
      <text:p text:style-name="P13"><text:span text:style-name="T5">6</text:span>- <text:span text:style-name="T4">Change desired angle to 3.14 and x to 0.5</text:span></text:p>
      <text:p text:style-name="P13"><text:span text:style-name="T5">7</text:span>- <text:span text:style-name="T4">Change desired angle to 1.57 and y to 8</text:span></text:p>
      <text:p text:style-name="P15">8- <text:span text:style-name="T4">Change desired angle to </text:span>3.14<text:span text:style-name="T4"> and </text:span>x<text:span text:style-name="T4"> to </text:span>0</text:p>
      <text:p text:style-name="P15">9- Finally c<text:span text:style-name="T4">hange desired angle to </text:span>1.57<text:span text:style-name="T4"> and </text:span>y<text:span text:style-name="T4"> to </text:span>12</text:p>
      <text:p text:style-name="P15"/>
      <text:p text:style-name="P16">Then, through nav_path, the client send the poses values to my_path_service where it perform the movement order.</text:p>
      <text:p text:style-name="P15"/>
      <text:p text:style-name="P6">my_path_service:</text:p>
      <text:p text:style-name="P9">After receiving the poses one by one, the required movement is calculated in this function and run it in the stdr_simulator. The changes I made in this code can be summarized as follows:</text:p>
      <text:p text:style-name="P7"/>
      <text:p text:style-name="P9">First, in the function 'get_yaw_and_dist', I added the hypotenuse formula to calculate the distance between the current pose and the goal pose.</text:p>
      <text:p text:style-name="P7"/>
      <text:p text:style-name="P7">dist = sqrt(pow(goal_pose.position.x – current_pose.position.x ,2 )+ pow( goal_pose.position.y – current_pose.position.y ,2 )+ pow(goal_pose.position.z – current_pose.position.z ,2)) ;</text:p>
      <text:p text:style-name="P7"/>
      <text:p text:style-name="P10">Second, <text:span text:style-name="T6">I used the desired yaw and travel distance retrieved from </text:span>'get_yaw_and_dist' <text:span text:style-name="T6">function to perform the required rotation and/or movement respectively.</text:span></text:p>
      <text:p text:style-name="P8"/>
      <text:p text:style-name="P12">Finally, I added two commands to update current x,y poses to the new position.</text:p>
      <text:p text:style-name="P11"><text:soft-page-break/></text:p>
      <text:p text:style-name="P11">g_current_pose.position.x = pose_desired.position.x;</text:p>
      <text:p text:style-name="P11">g_current_pose.position.y = pose_desired.position.y;</text:p>
      <text:p text:style-name="P11"/>
      <text:p text:style-name="P3"/>
      <text:p text:style-name="P17">Results and Conclusion:</text:p>
      <text:p text:style-name="P18">After running the stdr_simulator, path service, and path client, the robot performed the movements required successfully. However, sampling time of the simulator cause errors sometimes in the angular movement. Decreasing the rotational speed might solve this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f111" officeooo:paragraph-rsid="0004f111"/>
    </style:style>
    <style:style style:name="MT1" style:family="text">
      <style:text-properties officeooo:rsid="00054ad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February <text:span text:style-name="MT1">13</text:span>, 2017</text:p>
        <text:p text:style-name="MP1">P<text:span text:style-name="MT1">3</text:span>_axn337</text:p>
        <text:p text:style-name="MP1">Ammar Nahar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3T21:55:16.371879533</dc:date>
    <meta:generator>LibreOffice/4.2.8.2$Linux_X86_64 LibreOffice_project/420m0$Build-2</meta:generator>
    <meta:editing-duration>P0D</meta:editing-duration>
    <meta:editing-cycles>2</meta:editing-cycles>
    <meta:document-statistic meta:table-count="0" meta:image-count="0" meta:object-count="0" meta:page-count="2" meta:paragraph-count="28" meta:word-count="309" meta:character-count="2036" meta:non-whitespace-character-count="1750"/>
  </office:meta>
</office:document-meta>
</file>